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1bbc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run docker by port mapping</text:p>
      <text:p text:style-name="Preformatted_20_Text">docker run -d -p 27018:27017 mongo</text:p>
      <text:p text:style-name="Preformatted_20_Text"/>
      <text:p text:style-name="P1">//build image</text:p>
      <text:p text:style-name="Preformatted_20_Text">docker build -t image_name .</text:p>
      <text:p text:style-name="Preformatted_20_Text"/>
      <text:p text:style-name="P1">//passing env var</text:p>
      <text:p text:style-name="Preformatted_20_Text">docker run -p 3000:3000 -e DATABASE_URL="postgres://avnadmin:AVNS_EeDiMIdW-dNT4Ox9l1n@pg-35339ab4-harkirat-d1b9.a.aivencloud.com:25579/defaultdb?sslmode=require" image_name</text:p>
      <text:p text:style-name="Preformatted_20_Text"/>
      <text:p text:style-name="P1">//Dockerfile</text:p>
      <text:p text:style-name="Preformatted_20_Text">FROM node:20</text:p>
      <text:p text:style-name="Preformatted_20_Text"/>
      <text:p text:style-name="Preformatted_20_Text">WORKDIR /usr/src/app</text:p>
      <text:p text:style-name="Preformatted_20_Text"/>
      <text:p text:style-name="Preformatted_20_Text">COPY package* .</text:p>
      <text:p text:style-name="Preformatted_20_Text">COPY ./prisma .</text:p>
      <text:p text:style-name="Preformatted_20_Text"><text:s text:c="4"/></text:p>
      <text:p text:style-name="Preformatted_20_Text">RUN npm install</text:p>
      <text:p text:style-name="Preformatted_20_Text">RUN npx prisma generate</text:p>
      <text:p text:style-name="Preformatted_20_Text"/>
      <text:p text:style-name="Preformatted_20_Text">COPY . .</text:p>
      <text:p text:style-name="Preformatted_20_Text"/>
      <text:p text:style-name="Preformatted_20_Text">EXPOSE 3000</text:p>
      <text:p text:style-name="Preformatted_20_Text"/>
      <text:p text:style-name="Preformatted_20_Text">CMD ["node", "dist/index.js", ]</text:p>
      <text:p text:style-name="Preformatted_20_Text"/>
      <text:p text:style-name="P1">//<text:span text:style-name="T1">docker-compose.yaml</text:span></text:p>
      <text:p text:style-name="Preformatted_20_Text">version: '3.8'</text:p>
      <text:p text:style-name="Preformatted_20_Text"/>
      <text:p text:style-name="Preformatted_20_Text"><text:span text:style-name="T1">backend22</text:span>:</text:p>
      <text:p text:style-name="Preformatted_20_Text"><text:s text:c="2"/>app:</text:p>
      <text:p text:style-name="Preformatted_20_Text"><text:s text:c="4"/>build:</text:p>
      <text:p text:style-name="Preformatted_20_Text"><text:s text:c="6"/>context: .</text:p>
      <text:p text:style-name="Preformatted_20_Text"><text:s text:c="6"/>dockerfile: Dockerfile</text:p>
      <text:p text:style-name="Preformatted_20_Text"><text:s text:c="4"/>container_name: express-backend</text:p>
      <text:p text:style-name="Preformatted_20_Text"><text:s text:c="4"/>ports:</text:p>
      <text:p text:style-name="Preformatted_20_Text"><text:s text:c="6"/>- "3000:3000"</text:p>
      <text:p text:style-name="Preformatted_20_Text"><text:s text:c="4"/>environment:</text:p>
      <text:p text:style-name="Preformatted_20_Text"><text:s text:c="6"/>- MONGO_URL=mongodb://mongo:27017/mydatabase</text:p>
      <text:p text:style-name="Preformatted_20_Text"><text:s text:c="4"/>depends_on:</text:p>
      <text:p text:style-name="Preformatted_20_Text"><text:s text:c="6"/>- mongo<text:span text:style-name="T1">db</text:span></text:p>
      <text:p text:style-name="Preformatted_20_Text"/>
      <text:p text:style-name="Preformatted_20_Text"><text:s text:c="2"/>mongo<text:span text:style-name="T1">db</text:span>:</text:p>
      <text:p text:style-name="Preformatted_20_Text"><text:s text:c="4"/>image: mongo:latest</text:p>
      <text:p text:style-name="Preformatted_20_Text"><text:s text:c="4"/>container_name: mongodb</text:p>
      <text:p text:style-name="Preformatted_20_Text"><text:s text:c="4"/>ports:</text:p>
      <text:p text:style-name="Preformatted_20_Text"><text:s text:c="6"/>- "27017:27017"</text:p>
      <text:p text:style-name="Preformatted_20_Text"><text:s text:c="4"/>volumes:</text:p>
      <text:p text:style-name="Preformatted_20_Text"><text:s text:c="6"/>- mongodb_data:/data/db</text:p>
      <text:p text:style-name="Preformatted_20_Text"><text:s text:c="4"/>environment:</text:p>
      <text:p text:style-name="Preformatted_20_Text"><text:s text:c="6"/>- MONGO_INITDB_ROOT_USERNAME=root</text:p>
      <text:p text:style-name="Preformatted_20_Text"><text:s text:c="6"/>- MONGO_INITDB_ROOT_PASSWORD=example</text:p>
      <text:p text:style-name="Preformatted_20_Text"/>
      <text:p text:style-name="Preformatted_20_Text">volumes:</text:p>
      <text:p text:style-name="Preformatted_20_Text"><text:s text:c="2"/>mongodb_data: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3T19:40:45.152429293</dc:date>
    <meta:editing-duration>PT7M3S</meta:editing-duration>
    <meta:editing-cycles>1</meta:editing-cycles>
    <meta:document-statistic meta:table-count="0" meta:image-count="0" meta:object-count="0" meta:page-count="1" meta:paragraph-count="43" meta:word-count="95" meta:character-count="976" meta:non-whitespace-character-count="819"/>
    <meta:generator>LibreOffice/24.2.6.2$Linux_X86_64 LibreOffice_project/420$Build-2</meta:generator>
  </office:meta>
</office:document-meta>
</file>